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P2" style:family="paragraph" style:parent-style-name="Standard">
      <style:paragraph-properties fo:text-align="center" style:justify-single-word="false"/>
      <style:text-properties style:text-underline-style="none"/>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paragraph-properties fo:text-align="start" style:justify-single-word="false"/>
      <style:text-properties style:text-underline-style="none" officeooo:paragraph-rsid="000cd86e"/>
    </style:style>
    <style:style style:name="P5" style:family="paragraph" style:parent-style-name="Standard">
      <style:paragraph-properties fo:text-align="start" style:justify-single-word="false"/>
      <style:text-properties officeooo:paragraph-rsid="000cd86e"/>
    </style:style>
    <style:style style:name="P6" style:family="paragraph" style:parent-style-name="Standard">
      <style:paragraph-properties fo:text-align="start" style:justify-single-word="false"/>
      <style:text-properties officeooo:paragraph-rsid="00143f49"/>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officeooo:rsid="000cd86e"/>
    </style:style>
    <style:style style:name="T4" style:family="text">
      <style:text-properties style:text-underline-style="none" officeooo:rsid="000e3854"/>
    </style:style>
    <style:style style:name="T5" style:family="text">
      <style:text-properties style:text-underline-style="none" officeooo:rsid="000ef306"/>
    </style:style>
    <style:style style:name="T6" style:family="text">
      <style:text-properties style:text-underline-style="none" officeooo:rsid="000fed77"/>
    </style:style>
    <style:style style:name="T7" style:family="text">
      <style:text-properties style:text-underline-style="none" officeooo:rsid="00143f49"/>
    </style:style>
    <style:style style:name="T8" style:family="text">
      <style:text-properties officeooo:rsid="000cd86e"/>
    </style:style>
    <style:style style:name="T9" style:family="text">
      <style:text-properties officeooo:rsid="000fed77"/>
    </style:style>
    <style:style style:name="T10" style:family="text">
      <style:text-properties officeooo:rsid="0012ee2c"/>
    </style:style>
    <style:style style:name="T11" style:family="text">
      <style:text-properties officeooo:rsid="0013ff91"/>
    </style:style>
    <style:style style:name="T12" style:family="text">
      <style:text-properties officeooo:rsid="00143f49"/>
    </style:style>
    <style:style style:name="T13" style:family="text">
      <style:text-properties officeooo:rsid="00152c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hmed Khan</text:p>
      <text:p text:style-name="Standard">Adam Freed</text:p>
      <text:p text:style-name="Standard">Professor Chenhansa</text:p>
      <text:p text:style-name="Standard">CS-124</text:p>
      <text:p text:style-name="Standard">6<text:span text:style-name="T1">th</text:span> April 2023</text:p>
      <text:p text:style-name="P2">Post-Lab Report</text:p>
      <text:p text:style-name="P3">Development Process:</text:p>
      <text:p text:style-name="P4"><text:tab/>This lab differed from the previous ones due to it being a group project. This brings its own host of benefits and caveats. One would assume that two minds on one task makes it complete twice as fast, but <text:span text:style-name="T8">often </text:span>this is like saying 9 women can make a baby in a month. <text:span text:style-name="T8">This project requires </text:span>requires proper communication on the objective, as well as delegation of labor so there is parallel work that is more efficient than one person rather than conflicting work that is less than one person’s efficiency. Therefore, a plan was set out before development on what needed to be done, a framework, a flow chart, and frequent consultation of the requirements. Secondarily, communication was established through Discord, which provided a proper interface to interact in a desktop setting, enabling the transmission of links, code, and bash commands as necessary. Third, version control was integral to the project. The problem with collaborative production is de-synchronization, as if each individual is working on their copy of the project and making their own changes, things quickly spiral out of hand. One person’s bugs or unfinished code could render the entire project to a standstill until the issue is resolved, and this friction brings efficiency to below that of a single individual. I experienced this firsthand during the group project for CS-116, where my group had left me with a dysfunctional code-base that took me an all nighter to untangle on top of a finals week. Moreover, this work was almost always done on real-time IDE’s such as Replit, a google-doc types editor where everyone’s changes are integrated simultaneously, and saving and re-compilation are done per keystroke. I wanted to end the chaos of real-time collaboration once and for all, and resorted to learning the complicated ropes of a powerful version control tool called Git. Git allowed us to keep a third party backup on Github, and have individual copies to make changes on that we could work on until it was completed and functional before committing them to the repository. And each of these commits was recorded in the log, which could be visualized with a tree structure showing branches for feature development as well as merge conflicts. Each merge conflict was resolved in its own way, sometimes by bringing an older branch up to date, or by overriding one with the other when we know one person’s changes were the right ones. What Git allowed us to do was have a say in how this was handled, and have efficient commands to achieve it rather than either having no choice or having to do all of it manually. Lastly, the commit history provided a rich context for explaining the development process in retrospect. <text:span text:style-name="T8">B</text:span>eing compelled to become familiarized with Git in a <text:span text:style-name="T8">B</text:span>ash and Linux environment is the professional standard, and it is good we are learning it now such that when we get to university and employment settings, it <text:span text:style-name="T8">will be</text:span> second nature.</text:p>
      <text:p text:style-name="P6"><text:span text:style-name="T2"><text:tab/></text:span><text:span text:style-name="T3">Once the online repository was created and cloned to the desktop environments, work was quick to create header files according to the flow chart. Besides the main class that only contained two lines to call the program’s wrapper class, there were severa</text:span><text:span text:style-name="T7">l</text:span><text:span text:style-name="T3"> including the runtime class, hashmap and tree classes, and the parser class. Others were made in the future </text:span><text:span text:style-name="T7">such as the cryptor class, </text:span><text:span text:style-name="T3">but these </text:span><text:span text:style-name="T7">initial </text:span><text:span text:style-name="T3">were necessar</text:span><text:span text:style-name="T7">ily theorized</text:span><text:span text:style-name="T3"> from the start. The runtime class </text:span><text:span text:style-name="T4">is a wrapper class that handles domain states, program flow, and data for the program at large, it is like a switchboard where things are connected from one place to another, and I only need have a broad overview rather than being bogged down by specifics. It gives some of the benefits of global scope, without any of the downsides.</text:span></text:p>
      <text:p text:style-name="P6"><text:span text:style-name="T4"><text:tab/>The data structures came soon after as they were to exist as idealized implementations not bound to the rest of the progr</text:span><text:span text:style-name="T5">am. We had the assumption that we could cannibalize a prior implementation of tree in a personal project, however we realized that a nestable container that did not have any automated insert functionality was not useful for our particular application, so an </text:span><text:soft-page-break/><text:span text:style-name="T5">implementation of red-black tree, according to the textbook, was put in its place. Along such was a hash map that served as its complement. The rationale behind which data structu</text:span><text:span text:style-name="T7">re did what came down to their implementations. I</text:span><text:span text:style-name="T5">t seemed better to have the hash-map used for decoding and the tree class for encoding, since the hash map relied on per-character string hashing, whilst the tree relied on key </text:span><text:span text:style-name="T7">value </text:span><text:span text:style-name="T5">comparisons. The alphabet being sequential became the key of the tree and was used to retrieve character codas, meanwhile the codas being binary strings made them the key of the hash map and was used to retrieve respective characters. </text:span></text:p>
      <text:p text:style-name="P5"><text:span text:style-name="T5"><text:tab/></text:span><text:span text:style-name="T6">Around the time </text:span><text:span text:style-name="T7">of completing the data structure </text:span><text:span text:style-name="T6">we ran into our first merge conflict, and this demonstrated the usefulness of git. I had been making some major implementations on a tree branch, whilst there was also work going on on our respective copies of main, and they all had to be reconciled eventually and they were through various commands, </text:span><text:span text:style-name="T7">either letting the program decide what to keep, or overriding it, and on rare instances opening a merge editor. Almost always there was zero issues in the end</text:span><text:span text:style-name="T6">. Once the data structures were completed, we began work on the parser, which relied on the data structures being fully functional to be useful.</text:span></text:p>
      <text:p text:style-name="P6"><text:tab/>Parser ha<text:span text:style-name="T12">s the most uses in the program by far. I</text:span><text:span text:style-name="T9">nteracting with files before or after an allocation of its object. It had two static functions, one to probe if the file existed through calling ifstream.good(), and the other going through the text searching for non whitelisted characters to determine if a file was encrypted or not. </text:span><text:span text:style-name="T10">This affected major parts of program flow, as through the single data member “tokens” string vector would be the interface between parsing completely different types of data in</text:span><text:span text:style-name="T12">to a com</text:span><text:span text:style-name="T10">pletely different format to different processing functions. If the file was encrypted, the parser would pull out individual character coda’s and dual-spaces. If the file was decrypted it would take individual words from the text. Atop of all of this, the cipher class was parsed into a format of &lt;char, string&gt; pairs such that it could be used in both the tree and hash map data structures through the use of a stringstream to break apart lines with an unspecified amount of spaces between the keys and values in the pair. Once the data was obtained and the determination of its encryption or decryption status </text:span><text:span text:style-name="T11">made, and the cipher and decipher data structures made, they were sent to the cryptor wrapper class static functions to be processed in the appropriate manner. </text:span></text:p>
      <text:p text:style-name="P6"><text:span text:style-name="T11"><text:tab/>In the case of encryption, individual characters from words were translated via the tree into their respective codas, and printed to a master string. In between sentences of codas indicating a word, another space was added to indicate an actual space, as this was the format presented in the original example encrypted file. </text:span><text:span text:style-name="T12">In the case of decryption, individual codas were translated into characters, with spaces between them inserted through identifying dual-spaces. </text:span><text:span text:style-name="T13">Once these result strings were obtained, they were appended to the original file with append flag std::ios::app, which prevented file overwrite. The program was structured to allow the user to repeat the functionality of the program and be prompted whether they wanted to keep their original cipher or data files in either instances.</text:span></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4-07T18:50:12.518475738</dc:date>
    <meta:editing-duration>PT13M16S</meta:editing-duration>
    <meta:editing-cycles>2</meta:editing-cycles>
    <meta:document-statistic meta:table-count="0" meta:image-count="0" meta:object-count="0" meta:page-count="2" meta:paragraph-count="13" meta:word-count="1273" meta:character-count="7607" meta:non-whitespace-character-count="6339"/>
  </office:meta>
</office:document-meta>
</file>